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8.345cm" fo:min-width="20.40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svg:stroke-opacity="100%" draw:fill="solid" draw:fill-color="#ffffff" draw:opacity="100%" draw:textarea-horizontal-align="justify" draw:textarea-vertical-align="middle" draw:auto-grow-height="false" fo:min-height="0.811cm" fo:min-width="20.40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.281cm" fo:min-width="20.407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color="#000000" svg:stroke-opacity="100%" draw:fill="none" draw:fill-color="#ffffff" draw:opacity="100%" draw:textarea-horizontal-align="left" draw:textarea-vertical-align="middle" draw:auto-grow-height="true" draw:auto-grow-width="false" fo:min-height="2.135cm" fo:min-width="18.515cm"/>
      <style:paragraph-properties style:writing-mode="lr-tb"/>
    </style:style>
    <style:style style:name="gr5" style:family="graphic" style:parent-style-name="standard">
      <style:graphic-properties draw:stroke="none" svg:stroke-color="#000000" svg:stroke-opacity="100%" draw:fill="none" draw:fill-color="#ffffff" draw:opacity="100%" draw:textarea-horizontal-align="left" draw:auto-grow-height="true" draw:auto-grow-width="false" fo:min-height="1.423cm" fo:min-width="11.727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1.646cm" fo:min-width="4.444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1.647cm" fo:min-width="4.444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1.124cm" fo:min-width="3.104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="Arrow" draw:marker-end-width="0.279cm" svg:stroke-opacity="100%" draw:fill-color="#ffffff" draw:opacity="100%" draw:textarea-horizontal-align="justify" draw:textarea-vertical-align="middle" draw:auto-grow-height="false" fo:min-height="1.646cm" fo:min-width="4.444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  <style:text-properties fo:color="#000000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Caladea" fo:font-size="22pt" style:font-size-asian="22pt" style:font-size-complex="22pt"/>
    </style:style>
    <style:style style:name="P5" style:family="paragraph">
      <loext:graphic-properties draw:fill="none" draw:fill-color="#ffffff" draw:opacity="100%"/>
      <style:paragraph-properties fo:text-align="center" style:writing-mode="lr-tb"/>
      <style:text-properties fo:color="#000000"/>
    </style:style>
    <style:style style:name="P6" style:family="paragraph">
      <loext:graphic-properties draw:fill="none"/>
      <style:paragraph-properties fo:text-align="center"/>
      <style:text-properties fo:color="#000000"/>
    </style:style>
    <style:style style:name="P7" style:family="paragraph">
      <style:paragraph-properties fo:text-align="center" style:writing-mode="lr-tb"/>
      <style:text-properties fo:color="#000000"/>
    </style:style>
    <style:style style:name="P8" style:family="paragraph">
      <loext:graphic-properties draw:fill-color="#ffffff" draw:opacity="100%"/>
      <style:paragraph-properties fo:text-align="center" style:writing-mode="lr-tb"/>
      <style:text-properties fo:color="#000000"/>
    </style:style>
    <style:style style:name="P9" style:family="paragraph">
      <style:paragraph-properties fo:text-align="center" style:writing-mode="lr-tb"/>
      <style:text-properties fo:color="#000000" fo:font-size="22pt"/>
    </style:style>
    <style:style style:name="P10" style:family="paragraph">
      <loext:graphic-properties draw:fill-color="#ffffff" draw:opacity="100%"/>
      <style:paragraph-properties fo:text-align="center" style:writing-mode="lr-tb"/>
      <style:text-properties fo:color="#000000" fo:font-size="22pt"/>
    </style:style>
    <style:style style:name="P11" style:family="paragraph">
      <style:paragraph-properties fo:text-align="center" style:writing-mode="lr-tb"/>
      <style:text-properties fo:color="#000000" fo:font-size="16pt" style:font-size-asian="16pt" style:font-size-complex="16pt"/>
    </style:style>
    <style:style style:name="P12" style:family="paragraph">
      <loext:graphic-properties draw:fill-color="#ffffff" draw:opacity="100%"/>
      <style:paragraph-properties fo:text-align="center" style:writing-mode="lr-tb"/>
      <style:text-properties fo:color="#000000" fo:font-size="16pt" style:font-size-asian="16pt" style:font-size-complex="16pt"/>
    </style:style>
    <style:style style:name="T1" style:family="text">
      <style:text-properties fo:color="#000000" style:font-name="Caladea" fo:font-size="22pt" style:font-size-asian="22pt" style:font-size-complex="22pt"/>
    </style:style>
    <style:style style:name="T2" style:family="text">
      <style:text-properties fo:color="#000000"/>
    </style:style>
    <style:style style:name="T3" style:family="text">
      <style:text-properties fo:color="#000000" fo:font-size="22pt"/>
    </style:style>
    <style:style style:name="T4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87cm" svg:height="28.675cm" draw:transform="skewX (-0.00314159265358979) rotate (3.1384510609362) translate (20.997cm 28.70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2" draw:layer="layout" svg:width="20.981cm" svg:height="1.141cm" svg:x="0.014cm" svg:y="2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measurelines" svg:width="20.987cm" svg:height="2.611cm" svg:x="0.01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9.194cm" svg:height="2.385cm" svg:x="0.904cm" svg:y="0.028cm">
          <draw:text-box>
            <text:p text:style-name="P3"><text:span text:style-name="T1">Image Attack Surface for OSINT Investigations</text:span></text:p>
          </draw:text-box>
        </draw:frame>
        <draw:frame draw:style-name="gr5" draw:text-style-name="P5" draw:layer="layout" svg:width="12.772cm" svg:height="1.673cm" svg:x="4.181cm" svg:y="28.717cm">
          <draw:text-box>
            <text:p text:style-name="P3"><text:span text:style-name="T2">Last Updated: 18 Apr 2020 by @Sinwindie</text:span></text:p>
          </draw:text-box>
        </draw:frame>
        <draw:line draw:style-name="gr6" draw:text-style-name="P6" draw:layer="layout" svg:x1="10.35cm" svg:y1="12.366cm" svg:x2="10.35cm" svg:y2="5.437cm">
          <text:p/>
        </draw:line>
        <draw:line draw:style-name="gr7" draw:text-style-name="P6" draw:layer="layout" svg:x1="10.35cm" svg:y1="13.792cm" svg:x2="10.35cm" svg:y2="22.502cm">
          <text:p/>
        </draw:line>
        <draw:custom-shape draw:style-name="gr8" draw:text-style-name="P8" draw:layer="layout" svg:width="5.206cm" svg:height="2.158cm" svg:x="2.952cm" svg:y="8.123cm">
          <text:p text:style-name="P7"><text:span text:style-name="T2">Google L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3.435cm" svg:y1="5.44cm" svg:x2="17.247cm" svg:y2="5.44cm">
          <text:p/>
        </draw:line>
        <draw:line draw:style-name="gr7" draw:text-style-name="P6" draw:layer="layout" svg:x1="3.445cm" svg:y1="5.444cm" svg:x2="3.445cm" svg:y2="4.684cm">
          <text:p/>
        </draw:line>
        <draw:line draw:style-name="gr7" draw:text-style-name="P6" draw:layer="layout" svg:x1="7.945cm" svg:y1="5.445cm" svg:x2="7.945cm" svg:y2="4.685cm">
          <text:p/>
        </draw:line>
        <draw:line draw:style-name="gr7" draw:text-style-name="P6" draw:layer="layout" svg:x1="12.645cm" svg:y1="5.446cm" svg:x2="12.645cm" svg:y2="4.686cm">
          <text:p/>
        </draw:line>
        <draw:line draw:style-name="gr7" draw:text-style-name="P6" draw:layer="layout" svg:x1="17.245cm" svg:y1="5.447cm" svg:x2="17.245cm" svg:y2="4.687cm">
          <text:p/>
        </draw:line>
        <draw:line draw:style-name="gr7" draw:text-style-name="P6" draw:layer="layout" svg:x1="0.654cm" svg:y1="6.753cm" svg:x2="2.918cm" svg:y2="6.753cm">
          <text:p/>
        </draw:line>
        <draw:line draw:style-name="gr7" draw:text-style-name="P6" draw:layer="layout" svg:x1="0.652cm" svg:y1="9.253cm" svg:x2="2.918cm" svg:y2="9.253cm">
          <text:p/>
        </draw:line>
        <draw:line draw:style-name="gr7" draw:text-style-name="P6" draw:layer="layout" svg:x1="10.351cm" svg:y1="6.753cm" svg:x2="8.226cm" svg:y2="6.753cm">
          <text:p/>
        </draw:line>
        <draw:line draw:style-name="gr7" draw:text-style-name="P6" draw:layer="layout" svg:x1="10.36cm" svg:y1="9.253cm" svg:x2="8.226cm" svg:y2="9.253cm">
          <text:p/>
        </draw:line>
        <draw:line draw:style-name="gr7" draw:text-style-name="P6" draw:layer="layout" svg:x1="8.187cm" svg:y1="13.317cm" svg:x2="5.53cm" svg:y2="13.317cm">
          <text:p/>
        </draw:line>
        <draw:line draw:style-name="gr9" draw:text-style-name="P6" draw:layer="layout" svg:x1="6.36cm" svg:y1="11.412cm" svg:x2="6.36cm" svg:y2="15.218cm">
          <text:p/>
        </draw:line>
        <draw:line draw:style-name="gr7" draw:text-style-name="P6" draw:layer="layout" svg:x1="6.363cm" svg:y1="11.417cm" svg:x2="5.531cm" svg:y2="11.417cm">
          <text:p/>
        </draw:line>
        <draw:line draw:style-name="gr7" draw:text-style-name="P6" draw:layer="layout" svg:x1="6.36cm" svg:y1="15.217cm" svg:x2="5.532cm" svg:y2="15.217cm">
          <text:p/>
        </draw:line>
        <draw:line draw:style-name="gr6" draw:text-style-name="P6" draw:layer="layout" svg:x1="0.643cm" svg:y1="13.319cm" svg:x2="1.668cm" svg:y2="13.319cm">
          <text:p/>
        </draw:line>
        <draw:line draw:style-name="gr10" draw:text-style-name="P6" draw:layer="layout" svg:x1="0.657cm" svg:y1="6.752cm" svg:x2="0.657cm" svg:y2="15.22cm">
          <text:p/>
        </draw:line>
        <draw:line draw:style-name="gr6" draw:text-style-name="P6" draw:layer="layout" svg:x1="0.654cm" svg:y1="11.419cm" svg:x2="1.678cm" svg:y2="11.419cm">
          <text:p/>
        </draw:line>
        <draw:line draw:style-name="gr6" draw:text-style-name="P6" draw:layer="layout" svg:x1="0.657cm" svg:y1="15.219cm" svg:x2="1.784cm" svg:y2="15.219cm">
          <text:p/>
        </draw:line>
        <draw:line draw:style-name="gr7" draw:text-style-name="P6" draw:layer="layout" svg:x1="10.35cm" svg:y1="6.753cm" svg:x2="13.652cm" svg:y2="6.753cm">
          <text:p/>
        </draw:line>
        <draw:line draw:style-name="gr7" draw:text-style-name="P6" draw:layer="layout" svg:x1="12.83cm" svg:y1="13.317cm" svg:x2="13.828cm" svg:y2="13.317cm">
          <text:p/>
        </draw:line>
        <draw:line draw:style-name="gr7" draw:text-style-name="P6" draw:layer="layout" svg:x1="10.361cm" svg:y1="17.353cm" svg:x2="8.227cm" svg:y2="17.353cm">
          <text:p/>
        </draw:line>
        <draw:line draw:style-name="gr7" draw:text-style-name="P6" draw:layer="layout" svg:x1="10.362cm" svg:y1="20.853cm" svg:x2="8.228cm" svg:y2="20.853cm">
          <text:p/>
        </draw:line>
        <draw:line draw:style-name="gr7" draw:text-style-name="P6" draw:layer="layout" svg:x1="5.494cm" svg:y1="18.398cm" svg:x2="5.494cm" svg:y2="19.695cm">
          <text:p/>
        </draw:line>
        <draw:line draw:style-name="gr7" draw:text-style-name="P6" draw:layer="layout" svg:x1="10.383cm" svg:y1="19.138cm" svg:x2="12.069cm" svg:y2="19.138cm">
          <text:p/>
        </draw:line>
        <draw:line draw:style-name="gr6" draw:text-style-name="P6" draw:layer="layout" svg:x1="0.652cm" svg:y1="20.853cm" svg:x2="3.075cm" svg:y2="20.853cm">
          <text:p/>
        </draw:line>
        <draw:line draw:style-name="gr10" draw:text-style-name="P6" draw:layer="layout" svg:x1="0.657cm" svg:y1="20.85cm" svg:x2="0.657cm" svg:y2="27.22cm">
          <text:p/>
        </draw:line>
        <draw:line draw:style-name="gr7" draw:text-style-name="P6" draw:layer="layout" svg:x1="0.654cm" svg:y1="23.421cm" svg:x2="1.505cm" svg:y2="23.421cm">
          <text:p/>
        </draw:line>
        <draw:line draw:style-name="gr7" draw:text-style-name="P6" draw:layer="layout" svg:x1="0.654cm" svg:y1="25.321cm" svg:x2="1.505cm" svg:y2="25.321cm">
          <text:p/>
        </draw:line>
        <draw:line draw:style-name="gr7" draw:text-style-name="P6" draw:layer="layout" svg:x1="0.654cm" svg:y1="27.221cm" svg:x2="1.505cm" svg:y2="27.221cm">
          <text:p/>
        </draw:line>
        <draw:line draw:style-name="gr7" draw:text-style-name="P6" draw:layer="layout" svg:x1="18.645cm" svg:y1="8.394cm" svg:x2="18.645cm" svg:y2="9.148cm">
          <text:p/>
        </draw:line>
        <draw:line draw:style-name="gr7" draw:text-style-name="P6" draw:layer="layout" svg:x1="14.045cm" svg:y1="8.394cm" svg:x2="14.045cm" svg:y2="9.148cm">
          <text:p/>
        </draw:line>
        <draw:line draw:style-name="gr9" draw:text-style-name="P6" draw:layer="layout" svg:x1="14.043cm" svg:y1="8.399cm" svg:x2="18.647cm" svg:y2="8.399cm">
          <text:p/>
        </draw:line>
        <draw:line draw:style-name="gr9" draw:text-style-name="P6" draw:layer="layout" svg:x1="16.474cm" svg:y1="7.752cm" svg:x2="16.474cm" svg:y2="8.4cm">
          <text:p/>
        </draw:line>
        <draw:line draw:style-name="gr10" draw:text-style-name="P6" draw:layer="layout" svg:x1="7.457cm" svg:y1="25.396cm" svg:x2="7.457cm" svg:y2="27.295cm">
          <text:p/>
        </draw:line>
        <draw:line draw:style-name="gr7" draw:text-style-name="P6" draw:layer="layout" svg:x1="7.454cm" svg:y1="25.396cm" svg:x2="8.305cm" svg:y2="25.396cm">
          <text:p/>
        </draw:line>
        <draw:line draw:style-name="gr7" draw:text-style-name="P6" draw:layer="layout" svg:x1="5.357cm" svg:y1="27.296cm" svg:x2="8.305cm" svg:y2="27.296cm">
          <text:p/>
        </draw:line>
        <draw:line draw:style-name="gr10" draw:text-style-name="P6" draw:layer="layout" svg:x1="13.077cm" svg:y1="25.396cm" svg:x2="13.077cm" svg:y2="27.295cm">
          <text:p/>
        </draw:line>
        <draw:line draw:style-name="gr7" draw:text-style-name="P6" draw:layer="layout" svg:x1="13.08cm" svg:y1="25.396cm" svg:x2="12.229cm" svg:y2="25.396cm">
          <text:p/>
        </draw:line>
        <draw:line draw:style-name="gr7" draw:text-style-name="P6" draw:layer="layout" svg:x1="15.104cm" svg:y1="27.296cm" svg:x2="12.229cm" svg:y2="27.296cm">
          <text:p/>
        </draw:line>
        <draw:line draw:style-name="gr7" draw:text-style-name="P6" draw:layer="layout" svg:x1="18.645cm" svg:y1="14.994cm" svg:x2="18.645cm" svg:y2="15.748cm">
          <text:p/>
        </draw:line>
        <draw:line draw:style-name="gr7" draw:text-style-name="P6" draw:layer="layout" svg:x1="14.045cm" svg:y1="14.994cm" svg:x2="14.045cm" svg:y2="15.748cm">
          <text:p/>
        </draw:line>
        <draw:line draw:style-name="gr9" draw:text-style-name="P6" draw:layer="layout" svg:x1="14.043cm" svg:y1="14.999cm" svg:x2="18.647cm" svg:y2="14.999cm">
          <text:p/>
        </draw:line>
        <draw:line draw:style-name="gr9" draw:text-style-name="P6" draw:layer="layout" svg:x1="16.474cm" svg:y1="14.352cm" svg:x2="16.474cm" svg:y2="15cm">
          <text:p/>
        </draw:line>
        <draw:line draw:style-name="gr7" draw:text-style-name="P6" draw:layer="layout" svg:x1="14.176cm" svg:y1="25.296cm" svg:x2="14.98cm" svg:y2="25.296cm">
          <text:p/>
        </draw:line>
        <draw:line draw:style-name="gr7" draw:text-style-name="P6" draw:layer="layout" svg:x1="14.176cm" svg:y1="26.996cm" svg:x2="14.98cm" svg:y2="26.996cm">
          <text:p/>
        </draw:line>
        <draw:line draw:style-name="gr7" draw:text-style-name="P6" draw:layer="layout" svg:x1="14.176cm" svg:y1="23.396cm" svg:x2="14.98cm" svg:y2="23.396cm">
          <text:p/>
        </draw:line>
        <draw:line draw:style-name="gr10" draw:text-style-name="P6" draw:layer="layout" svg:x1="14.177cm" svg:y1="21.21cm" svg:x2="14.177cm" svg:y2="26.997cm">
          <text:p/>
        </draw:line>
        <draw:line draw:style-name="gr6" draw:text-style-name="P6" draw:layer="layout" svg:x1="20.045cm" svg:y1="18.41cm" svg:x2="20.045cm" svg:y2="25.316cm">
          <text:p/>
        </draw:line>
        <draw:line draw:style-name="gr7" draw:text-style-name="P6" draw:layer="layout" svg:x1="20.057cm" svg:y1="25.296cm" svg:x2="18.976cm" svg:y2="25.296cm">
          <text:p/>
        </draw:line>
        <draw:line draw:style-name="gr7" draw:text-style-name="P6" draw:layer="layout" svg:x1="20.045cm" svg:y1="23.396cm" svg:x2="18.976cm" svg:y2="23.396cm">
          <text:p/>
        </draw:line>
        <draw:line draw:style-name="gr9" draw:text-style-name="P6" draw:layer="layout" svg:x1="14.793cm" svg:y1="20.184cm" svg:x2="14.793cm" svg:y2="21.216cm">
          <text:p/>
        </draw:line>
        <draw:line draw:style-name="gr9" draw:text-style-name="P6" draw:layer="layout" svg:x1="14.8cm" svg:y1="21.214cm" svg:x2="14.175cm" svg:y2="21.214cm">
          <text:p/>
        </draw:line>
        <draw:line draw:style-name="gr9" draw:text-style-name="P6" draw:layer="layout" svg:x1="18.682cm" svg:y1="17.384cm" svg:x2="18.682cm" svg:y2="18.416cm">
          <text:p/>
        </draw:line>
        <draw:line draw:style-name="gr9" draw:text-style-name="P6" draw:layer="layout" svg:x1="18.675cm" svg:y1="18.414cm" svg:x2="20.046cm" svg:y2="18.414cm">
          <text:p/>
        </draw:line>
        <draw:custom-shape draw:style-name="gr11" draw:text-style-name="P10" draw:layer="layout" svg:width="5.206cm" svg:height="2.159cm" svg:x="7.791cm" svg:y="12.22cm">
          <text:p text:style-name="P9"><text:span text:style-name="T3">Image</text:span></text:p>
          <text:p text:style-name="P9"><text:span text:style-name="T4">(Star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206cm" svg:height="2.158cm" svg:x="13.869cm" svg:y="5.649cm">
          <text:p text:style-name="P7"><text:span text:style-name="T2">Manipulation</text:span></text:p>
          <text:p text:style-name="P7"><text:span text:style-name="T2">Det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206cm" svg:height="2.158cm" svg:x="2.952cm" svg:y="5.649cm">
          <text:p text:style-name="P7"><text:span text:style-name="T2">Reverse Image</text:span></text:p>
          <text:p text:style-name="P7"><text:span text:style-name="T2">Sear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.576cm" svg:y="10.613cm">
          <text:p text:style-name="P7"><text:span text:style-name="T2">Cr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.576cm" svg:y="12.509cm">
          <text:p text:style-name="P7"><text:span text:style-name="T2">Ro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.576cm" svg:y="14.392cm">
          <text:p text:style-name="P7"><text:span text:style-name="T2">Fl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5.206cm" svg:height="2.158cm" svg:x="12.149cm" svg:y="18.08cm">
          <text:p text:style-name="P7"><text:span text:style-name="T2">EXIF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5.056cm" svg:y="26.398cm">
          <text:p text:style-name="P7"><text:span text:style-name="T2">GPS </text:span></text:p>
          <text:p text:style-name="P7"><text:span text:style-name="T2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8.364cm" svg:y="22.619cm">
          <text:p text:style-name="P7"><text:span text:style-name="T2">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5.056cm" svg:y="22.619cm">
          <text:p text:style-name="P7"><text:span text:style-name="T2">Hardware</text:span></text:p>
          <text:p text:style-name="P7"><text:span text:style-name="T2">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5.056cm" svg:y="24.515cm">
          <text:p text:style-name="P7"><text:span text:style-name="T2">Software</text:span></text:p>
          <text:p text:style-name="P7"><text:span text:style-name="T2">Inf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206cm" svg:height="2.158cm" svg:x="13.869cm" svg:y="12.264cm">
          <text:p text:style-name="P7"><text:span text:style-name="T2">File 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6.756cm" svg:y="15.846cm">
          <text:p text:style-name="P7"><text:span text:style-name="T2">Known</text:span></text:p>
          <text:p text:style-name="P7"><text:span text:style-name="T2">Defa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2.149cm" svg:y="15.846cm">
          <text:p text:style-name="P7"><text:span text:style-name="T2">General</text:span></text:p>
          <text:p text:style-name="P7"><text:span text:style-name="T2">Sear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6.756cm" svg:y="9.231cm">
          <text:p text:style-name="P7"><text:span text:style-name="T2">Manual</text:span></text:p>
          <text:p text:style-name="P7"><text:span text:style-name="T2">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3.81cm" svg:height="1.58cm" svg:x="12.149cm" svg:y="9.241cm">
          <text:p text:style-name="P11"><text:span text:style-name="T4">FotoForens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206cm" svg:height="2.158cm" svg:x="2.952cm" svg:y="16.326cm">
          <text:p text:style-name="P7"><text:span text:style-name="T2">Image</text:span></text:p>
          <text:p text:style-name="P7"><text:span text:style-name="T2">Enhance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5.206cm" svg:height="2.158cm" svg:x="2.952cm" svg:y="19.78cm">
          <text:p text:style-name="P7"><text:span text:style-name="T2">Content</text:span></text:p>
          <text:p text:style-name="P7"><text:span text:style-name="T2">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.576cm" svg:y="24.515cm">
          <text:p text:style-name="P7"><text:span text:style-name="T2">Object</text:span></text:p>
          <text:p text:style-name="P7"><text:span text:style-name="T2">Ident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.576cm" svg:y="22.619cm">
          <text:p text:style-name="P7"><text:span text:style-name="T2">Person</text:span></text:p>
          <text:p text:style-name="P7"><text:span text:style-name="T2">Ident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.576cm" svg:y="26.398cm">
          <text:p text:style-name="P7"><text:span text:style-name="T2">Manual</text:span></text:p>
          <text:p text:style-name="P7"><text:span text:style-name="T2">Geo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8.364cm" svg:y="26.398cm">
          <text:p text:style-name="P7"><text:span text:style-name="T2">Map</text:span></text:p>
          <text:p text:style-name="P7"><text:span text:style-name="T2">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8.364cm" svg:y="24.515cm">
          <text:p text:style-name="P7"><text:span text:style-name="T2">Street</text:span></text:p>
          <text:p text:style-name="P7"><text:span text:style-name="T2">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6.128cm" svg:y="3.024cm">
          <text:p text:style-name="P7"><text:span text:style-name="T2">Steg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0.749cm" svg:y="3.068cm">
          <text:p text:style-name="P7"><text:span text:style-name="T2">Hash</text:span></text:p>
          <text:p text:style-name="P7"><text:span text:style-name="T2">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.508cm" svg:y="3.043cm">
          <text:p text:style-name="P7"><text:span text:style-name="T2">Upload</text:span></text:p>
          <text:p text:style-name="P7"><text:span text:style-name="T2">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81cm" svg:height="1.58cm" svg:x="15.356cm" svg:y="3.062cm">
          <text:p text:style-name="P7"><text:span text:style-name="T2">Ca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4T10:59:44.874224109</meta:creation-date>
    <dc:date>2021-07-03T16:00:39.403154737</dc:date>
    <meta:editing-duration>PT9H9M</meta:editing-duration>
    <meta:editing-cycles>73</meta:editing-cycles>
    <meta:generator>LibreOffice/6.4.7.2$Linux_X86_64 LibreOffice_project/40$Build-2</meta:generator>
    <meta:document-statistic meta:object-count="88"/>
  </office:meta>
</office:document-meta>
</file>